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85cm"/>
    </style:style>
    <style:style style:name="co2" style:family="table-column">
      <style:table-column-properties fo:break-before="auto" style:column-width="10.532cm"/>
    </style:style>
    <style:style style:name="co3" style:family="table-column">
      <style:table-column-properties fo:break-before="auto" style:column-width="12.827cm"/>
    </style:style>
    <style:style style:name="ro1" style:family="table-row">
      <style:table-row-properties style:row-height="0.841cm" fo:break-before="auto" style:use-optimal-row-height="true"/>
    </style:style>
    <style:style style:name="ro2" style:family="table-row">
      <style:table-row-properties style:row-height="0.815cm" fo:break-before="auto" style:use-optimal-row-height="false"/>
    </style:style>
    <style:style style:name="ro3" style:family="table-row">
      <style:table-row-properties style:row-height="1.131cm" fo:break-before="auto" style:use-optimal-row-height="false"/>
    </style:style>
    <style:style style:name="ro4" style:family="table-row">
      <style:table-row-properties style:row-height="1.63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1.762cm" fo:break-before="auto" style:use-optimal-row-height="false"/>
    </style:style>
    <style:style style:name="ro9" style:family="table-row">
      <style:table-row-properties style:row-height="1.236cm" fo:break-before="auto" style:use-optimal-row-height="true"/>
    </style:style>
    <style:style style:name="ro10" style:family="table-row">
      <style:table-row-properties style:row-height="1.632cm" fo:break-before="auto" style:use-optimal-row-height="false"/>
    </style:style>
    <style:style style:name="ro11" style:family="table-row">
      <style:table-row-properties style:row-height="1.078cm" fo:break-before="auto" style:use-optimal-row-height="false"/>
    </style:style>
    <style:style style:name="ro12" style:family="table-row">
      <style:table-row-properties style:row-height="1.815cm" fo:break-before="auto" style:use-optimal-row-height="false"/>
    </style:style>
    <style:style style:name="ro13" style:family="table-row">
      <style:table-row-properties style:row-height="1.42cm" fo:break-before="auto" style:use-optimal-row-height="false"/>
    </style:style>
    <style:style style:name="ro14" style:family="table-row">
      <style:table-row-properties style:row-height="1.605cm" fo:break-before="auto" style:use-optimal-row-height="false"/>
    </style:style>
    <style:style style:name="ro15" style:family="table-row">
      <style:table-row-properties style:row-height="1.974cm" fo:break-before="auto" style:use-optimal-row-height="false"/>
    </style:style>
    <style:style style:name="ro16" style:family="table-row">
      <style:table-row-properties style:row-height="2.027cm" fo:break-before="auto" style:use-optimal-row-height="true"/>
    </style:style>
    <style:style style:name="ro17" style:family="table-row">
      <style:table-row-properties style:row-height="1.446cm" fo:break-before="auto" style:use-optimal-row-height="false"/>
    </style:style>
    <style:style style:name="ro18" style:family="table-row">
      <style:table-row-properties style:row-height="1.685cm" fo:break-before="auto" style:use-optimal-row-height="false"/>
    </style:style>
    <style:style style:name="ro19" style:family="table-row">
      <style:table-row-properties style:row-height="1.316cm" fo:break-before="auto" style:use-optimal-row-height="false"/>
    </style:style>
    <style:style style:name="ro20" style:family="table-row">
      <style:table-row-properties style:row-height="1.184cm" fo:break-before="auto" style:use-optimal-row-height="false"/>
    </style:style>
    <style:style style:name="ro21" style:family="table-row">
      <style:table-row-properties style:row-height="1.21cm" fo:break-before="auto" style:use-optimal-row-height="false"/>
    </style:style>
    <style:style style:name="ro22" style:family="table-row">
      <style:table-row-properties style:row-height="1.473cm" fo:break-before="auto" style:use-optimal-row-height="false"/>
    </style:style>
    <style:style style:name="ro23" style:family="table-row">
      <style:table-row-properties style:row-height="0.947cm" fo:break-before="auto" style:use-optimal-row-height="false"/>
    </style:style>
    <style:style style:name="ro24" style:family="table-row">
      <style:table-row-properties style:row-height="1.526cm" fo:break-before="auto" style:use-optimal-row-height="false"/>
    </style:style>
    <style:style style:name="ro25" style:family="table-row">
      <style:table-row-properties style:row-height="1.369cm" fo:break-before="auto" style:use-optimal-row-height="false"/>
    </style:style>
    <style:style style:name="ro26" style:family="table-row">
      <style:table-row-properties style:row-height="1.342cm" fo:break-before="auto" style:use-optimal-row-height="false"/>
    </style:style>
    <style:style style:name="ro27" style:family="table-row">
      <style:table-row-properties style:row-height="1.737cm" fo:break-before="auto" style:use-optimal-row-height="false"/>
    </style:style>
    <style:style style:name="ro28" style:family="table-row">
      <style:table-row-properties style:row-height="1.053cm" fo:break-before="auto" style:use-optimal-row-height="false"/>
    </style:style>
    <style:style style:name="ro29" style:family="table-row">
      <style:table-row-properties style:row-height="1.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Mono"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ans"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table table:name="Foglio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table-cell office:value-type="string" calcext:value-type="string">
            <text:p>LANGUAGES</text:p>
          </table:table-cell>
          <table:table-cell office:value-type="string" calcext:value-type="string">
            <text:p>PROGRAMMING LANGUAGE <text:s/></text:p>
          </table:table-cell>
          <table:table-cell office:value-type="string" calcext:value-type="string">
            <text:p>WHITELIST</text:p>
          </table:table-cell>
          <table:table-cell office:value-type="string" calcext:value-type="string">
            <text:p>BLACKLIST</text:p>
          </table:table-cell>
          <table:table-cell table:number-columns-repeated="1020"/>
        </table:table-row>
        <table:table-row table:style-name="ro2">
          <table:table-cell office:value-type="string" calcext:value-type="string">
            <text:p>English</text:p>
          </table:table-cell>
          <table:table-cell office:value-type="string" calcext:value-type="string">
            <text:p>Java</text:p>
          </table:table-cell>
          <table:table-cell office:value-type="string" calcext:value-type="string">
            <text:p>language, code, program, script, app, developed, web</text:p>
          </table:table-cell>
          <table:table-cell office:value-type="string" calcext:value-type="string">
            <text:p>cup, coffee, isle, sea, New York, NY, Ohio, Cigarette, Island, Indonesia, Sea, North, <text:s/>Zone, Trench, West, Country, Alabama, Town, Wyoming, Lucas, South, Dakota, Walworth, Village, Pittsylvania, Virginia, Eiland, <text:s/>Eighborhood, Amsterdam, Georgia, South, Ossetia, District, <text:s/>São Tomé, Príncipe, Point, Hong Kong, Road, Chicken, Breed, United States, Pony, Bird, Sparrow, Loach, Southeast, Asia, Sandy, Kuhli, Stingray, Family, Stingaree, Urolophidae, Warty, Pig, Suidae, Wrasse, Razorfish, Barb, Ray-Finned, Fish, Tiger, fox, Pteropodidae, Metamorpho, Neanderthal, Martin Mystère, <text:s/>French band, Allen Toussaint, Augustus Pablo, Java Joel, Java Man, Homo Erectus, Avian Java, USS Java (1815), HMS Java, SS Java, <text:s/>Java class cruiser, <text:s/>Chrysler Java, Parisian Bal-musette dance, <text:s/>board game, Javanese alphabet</text:p>
          </table:table-cell>
          <table:table-cell table:number-columns-repeated="1020"/>
        </table:table-row>
        <table:table-row table:style-name="ro3">
          <table:table-cell office:value-type="string" calcext:value-type="string">
            <text:p>Deutsch</text:p>
          </table:table-cell>
          <table:table-cell office:value-type="string" calcext:value-type="string">
            <text:p>Java</text:p>
          </table:table-cell>
          <table:table-cell office:value-type="string" calcext:value-type="string">
            <text:p>Programmiersprache, objektorientierte Programmiersprache, <text:s/>gleichnamigen Softwaretechnik aufbaut, Technologie, von Softwarespezifikationen, java-Plattform, <text:s/>Java-Laufzeitumgebung, Programmiersprache Java, Anwendungsprogramme, Internetseiten, Klasse, Webbrowser, <text:s/>Java-Programm, Skriptsprache, code </text:p>
          </table:table-cell>
          <table:table-cell office:value-type="string" calcext:value-type="string">
            <text:p><text:s/>Indonesien, Indischen Ozean, Insel, Amsterdam, Stadt, Vereinigten Staaten, New York, South Dakota, Ortschaft, Walworth County, Bohne, Arabica-Kaffee, Drehgestell, Schweizer, Gewebe, Sticken, Leinen oder Baumwolle, <text:s/>niederländischen Kreuzer Hr. Ms., Schlacht in der Javasee, Mensch, Ost-Java, Fossilien, Spiel, Brettspiel, Michael Kiesling, Wolfgang Kramer, Tanz, von Floyd Cramer</text:p>
          </table:table-cell>
          <table:table-cell table:number-columns-repeated="1020"/>
        </table:table-row>
        <table:table-row table:style-name="ro4">
          <table:table-cell office:value-type="string" calcext:value-type="string">
            <text:p>Italian</text:p>
          </table:table-cell>
          <table:table-cell office:value-type="string" calcext:value-type="string">
            <text:p>Java</text:p>
          </table:table-cell>
          <table:table-cell office:value-type="string" calcext:value-type="string">
            <text:p>estensione, oggetti, <text:s/>linguaggio di programmazione, piattaforma software, <text:s/>Sun Microsystems, Oracle, classe, codice, linguaggio, programma </text:p>
          </table:table-cell>
          <table:table-cell office:value-type="string" calcext:value-type="string">
            <text:p>canzone, <text:s/>Augustus Pablo, <text:s/>pianta di caffè, isola, pollo., razza, <text:s/>distretto, regione, Shida Kartli, città, Contea di Walworth, Dakota del Sud, Contea di Wyoming, New York, popolazioni, centrale, orientale, Giava, lingua, danza, <text:s/>fumetti, Martin Mystère, tavolo, marina, militare, olandese, battaglia, mare.</text:p>
          </table:table-cell>
          <table:table-cell table:number-columns-repeated="1020"/>
        </table:table-row>
        <table:table-row table:style-name="ro5">
          <table:table-cell table:style-name="ce2" office:value-type="string" calcext:value-type="string">
            <text:p>French </text:p>
          </table:table-cell>
          <table:table-cell office:value-type="string" calcext:value-type="string">
            <text:p>Java</text:p>
          </table:table-cell>
          <table:table-cell office:value-type="string" calcext:value-type="string">
            <text:p>technologie, Oracle, logiciels, indépendants, architecture, matérielle, éléments, programmation, scripts, langage, objet, programme, bytecode, environnement, machine, virtuelle, API, Platform, aux ordinateurs, aux serveurs, appareils, mobiles, Application, Internet, Collection, jeu, code, langue </text:p>
          </table:table-cell>
          <table:table-cell office:value-type="string" calcext:value-type="string">
            <text:p>indonésienne, île, ethnique, café, ville située, Géorgie, États-Unis, New York, Dakota du Sud, l’État, Virginie, comté, Pennsylvanie, hameau, Bas-Oha, Belgique, anglaise, race, poney, revue, sous-titre, genre, mauvais, printemps, Jean-Michel Espitallier, Jacques Sivan, danse, parisienne, groupe, musique, français, club, parisien, quartier, Belleville, Christine Jordis, Ed.Gaillimard, folio, Rocher, film, marque, cachaça, société, Cavernes, personnage, série, Martin Mystère, bois, festival, musique</text:p>
          </table:table-cell>
          <table:table-cell table:number-columns-repeated="1020"/>
        </table:table-row>
        <table:table-row table:style-name="ro4">
          <table:table-cell office:value-type="string" calcext:value-type="string">
            <text:p>Spanish</text:p>
          </table:table-cell>
          <table:table-cell office:value-type="string" calcext:value-type="string">
            <text:p>Java</text:p>
          </table:table-cell>
          <table:table-cell office:value-type="string" calcext:value-type="string">
            <text:p>lenguaje, programación, desarrollado, Oracle, aplicaciones, software, plataforma, API, Interfaz, lenguaje, desarrollar, Virtual, bytecode, refiere, PC, Runtime, Environment, empresarial, paquete, dispositivos, licencia, código, idoma, programa </text:p>
          </table:table-cell>
          <table:table-cell office:value-type="string" calcext:value-type="string">
            <text:p>isla, archipiélago, indonesio, capital, Yakarta, localidad, Estados Unidos, Dakota del Sur, Nueva York, península, Ámsterdam, tiempo, prestaciones, reducidas, baile, Paris, años</text:p>
          </table:table-cell>
          <table:table-cell table:number-columns-repeated="1020"/>
        </table:table-row>
        <table:table-row table:style-name="ro1">
          <table:table-cell office:value-type="string" calcext:value-type="string">
            <text:p>Portuguese</text:p>
          </table:table-cell>
          <table:table-cell office:value-type="string" calcext:value-type="string">
            <text:p>Java</text:p>
          </table:table-cell>
          <table:table-cell office:value-type="string" calcext:value-type="string">
            <text:p>plataforma, computacional, linguagem, programação, criação, scripts, páginas, web, código, lingua, programa </text:p>
          </table:table-cell>
          <table:table-cell office:value-type="string" calcext:value-type="string">
            <text:p>ilha, arquipélago, Indonésia, mar, Oceano, Pacífico, meridional, aldeia, São Tomé, Príncipe, Martin Mystère, personagem, banda desenhada, universo</text:p>
          </table:table-cell>
          <table:table-cell table:number-columns-repeated="1020"/>
        </table:table-row>
        <table:table-row table:style-name="ro6">
          <table:table-cell office:value-type="string" calcext:value-type="string">
            <text:p>Swedish</text:p>
          </table:table-cell>
          <table:table-cell office:value-type="string" calcext:value-type="string">
            <text:p>Java</text:p>
          </table:table-cell>
          <table:table-cell office:value-type="string" calcext:value-type="string">
            <text:p>programspråk, program, Virtual, skrivna, kod, språk</text:p>
          </table:table-cell>
          <table:table-cell office:value-type="string" calcext:value-type="string">
            <text:p>Indonesiens, öar, slanguttryck, kaffe, kaffesort, kör, tyg, aidaväv</text:p>
          </table:table-cell>
          <table:table-cell table:number-columns-repeated="1020"/>
        </table:table-row>
        <table:table-row table:style-name="ro6">
          <table:table-cell office:value-type="string" calcext:value-type="string">
            <text:p>Finnish</text:p>
          </table:table-cell>
          <table:table-cell office:value-type="string" calcext:value-type="string">
            <text:p>Java</text:p>
          </table:table-cell>
          <table:table-cell office:value-type="string" calcext:value-type="string">
            <text:p>kieli, ohjelmointi, koodi </text:p>
          </table:table-cell>
          <table:table-cell office:value-type="string" calcext:value-type="string">
            <text:p>saari, Indonesiassa, kaupunki, Etelä-Ossetiassa</text:p>
          </table:table-cell>
          <table:table-cell table:number-columns-repeated="1020"/>
        </table:table-row>
        <table:table-row table:style-name="ro4">
          <table:table-cell office:value-type="string" calcext:value-type="string">
            <text:p>Dutch</text:p>
          </table:table-cell>
          <table:table-cell office:value-type="string" calcext:value-type="string">
            <text:p>Java</text:p>
          </table:table-cell>
          <table:table-cell office:value-type="string" calcext:value-type="string">
            <text:p>een, programmeertaal, Virtual, scripttaal, code, taal, programma </text:p>
          </table:table-cell>
          <table:table-cell office:value-type="string" calcext:value-type="string">
            <text:p>eiland, Indonesië, Amsterdam, gehucht, gemeente, Wanze, Amerikaanse staat, South Dakota, plaats, suriname, district, Georgië, Zuid-Ossetië, stad, Franse, muziekgroep, Parijse, dans, bordspel, Nederlands, gitarist, Nederlandse, kruiser, Tsjechisch, motorfietsmerk</text:p>
          </table:table-cell>
          <table:table-cell table:number-columns-repeated="1020"/>
        </table:table-row>
        <table:table-row table:style-name="ro7">
          <table:table-cell office:value-type="string" calcext:value-type="string">
            <text:p>English</text:p>
          </table:table-cell>
          <table:table-cell office:value-type="string" calcext:value-type="string">
            <text:p>Python</text:p>
          </table:table-cell>
          <table:table-cell office:value-type="string" calcext:value-type="string">
            <text:p>computer, programming, language, reference, implementation, code, CMU, Common, Lisp, project, name, program </text:p>
          </table:table-cell>
          <table:table-cell office:value-type="string" calcext:value-type="string">
            <text:p>Constricting, snake, family, Pythonidae, serpent, earth, dragon, Delphi, Aenus, student, Plato, Byzantium, orator, diplomat, Philip II, Macedon, Catana, poet, Alexander, horror, film, Richard Clabaugh, British, comedy, troupe, Busch, Gardens, Tampa, Bay, roller, coaster, Africa, Coney Island, steel, riders, Splash, Zone, Water, Park, Netherlands, caliber, Colt, missile, Israeli, air, missiles, Armstrong Siddeley Python, early, turboprop, Automobile, sports, car</text:p>
          </table:table-cell>
          <table:table-cell table:number-columns-repeated="1020"/>
        </table:table-row>
        <table:table-row table:style-name="ro8">
          <table:table-cell office:value-type="string" calcext:value-type="string">
            <text:p>Deutsch</text:p>
          </table:table-cell>
          <table:table-cell office:value-type="string" calcext:value-type="string">
            <text:p>Python</text:p>
          </table:table-cell>
          <table:table-cell office:value-type="string" calcext:value-type="string">
            <text:p>Programmiersprache, Vornamen, Dienste, code, sprache, programm </text:p>
          </table:table-cell>
          <table:table-cell office:value-type="string" calcext:value-type="string">
            <text:p>Drache, griechischen, Mythologie, Familie, Schlangen, Eigentliche, Pythons, britische, Komikergruppe, Kühlschiff, Boot, tod, schiff, US-amerikanischen, Horror, film, Peithon, Personen, Python von Ainos, Thrakien, Schüler, Platons, ermordete, Bruder, Herakleides Kotys I, König, Python von Byzanz, Schüler, Isokrates, Philipps II. von Makedonien, Python von Abdera, Makedonischen, Krieg, Dichter, Verfasser, Alexanders des Großen, hof, Töpfer, attischer, frühen, Athen, Vasenmaler, Krokodilopolis, Mitte, Vorsteher, königlichen, Bank, Gaues, Arsinoites, Sitz, Georges Python, schweizerischer, Politiker, José Python, Kantons, Freiburg, Staatsrat, Marken, Achterbahn, Efteling, Firma, Colt, Knicklenker-Liegerads, Fahrrad, Luft, Raketen, israelischer, </text:p>
          </table:table-cell>
          <table:table-cell table:number-columns-repeated="1020"/>
        </table:table-row>
        <table:table-row table:style-name="ro7">
          <table:table-cell office:value-type="string" calcext:value-type="string">
            <text:p>Italian</text:p>
          </table:table-cell>
          <table:table-cell office:value-type="string" calcext:value-type="string">
            <text:p>Python</text:p>
          </table:table-cell>
          <table:table-cell office:value-type="string" calcext:value-type="string">
            <text:p>linguaggio, programmazione, codice </text:p>
          </table:table-cell>
          <table:table-cell office:value-type="string" calcext:value-type="string">
            <text:p>Pythonidae, famiglia, serpenti, squamati, velenosi, anchietae, pitone, angola, breitensteini, brongersmai, molurus, curtus, moluro, corto, molurus, roccie, birmano, indiano, natalensis, natal, africano, regius, reale, palla, reticulatus, reticolato, sebae, seba, timorensis, timor, rivoltella, calibro, Magnum, statunitense, missile, raggio, film, horror, gruppo, comico, inglese, ceramista, greco, antico, ceramografo, pestano</text:p>
          </table:table-cell>
          <table:table-cell table:number-columns-repeated="1020"/>
        </table:table-row>
        <table:table-row table:style-name="ro7">
          <table:table-cell office:value-type="string" calcext:value-type="string">
            <text:p>French </text:p>
          </table:table-cell>
          <table:table-cell office:value-type="string" calcext:value-type="string">
            <text:p>Python</text:p>
          </table:table-cell>
          <table:table-cell office:value-type="string" calcext:value-type="string">
            <text:p>nom, extension, langage, programmation, créé, code, langue, programme </text:p>
          </table:table-cell>
          <table:table-cell office:value-type="string" calcext:value-type="string">
            <text:p>serpent, monstrueux, Delphes, grecque, désigne, famille, Pythonidae, Loxocemidae, téléfilm, horreur, Richard Clabaugh, scène, serpents, <text:s/>Lee Alan McConnell, potier, grec, montagnes, russes, parc, attractions, néerlandais, Efteling, Colt's Manufacturing Company, Armstrong Siddeley Python, turbopropulseur, Guerre, mondiale, Monty Python, troupe, comiques, anglais, Georges Python, politique, suisse, José Python </text:p>
          </table:table-cell>
          <table:table-cell table:number-columns-repeated="1020"/>
        </table:table-row>
        <table:table-row table:style-name="ro1">
          <table:table-cell office:value-type="string" calcext:value-type="string">
            <text:p>Portoguese</text:p>
          </table:table-cell>
          <table:table-cell office:value-type="string" calcext:value-type="string">
            <text:p>Python</text:p>
          </table:table-cell>
          <table:table-cell office:value-type="string" calcext:value-type="string">
            <text:p>objeto, linguagem, programaçã, código, lingua, programa </text:p>
          </table:table-cell>
          <table:table-cell office:value-type="string" calcext:value-type="string">
            <text:p>répteis, Pythonidae, família, Serpentes, escalada, Monty Python, trupe, comédia, britânico, Selvagem, Pequena, ilha, Região, Portugal, Pitão, Grande</text:p>
          </table:table-cell>
          <table:table-cell table:number-columns-repeated="1020"/>
        </table:table-row>
        <table:table-row table:style-name="ro1">
          <table:table-cell office:value-type="string" calcext:value-type="string">
            <text:p>Swedish</text:p>
          </table:table-cell>
          <table:table-cell office:value-type="string" calcext:value-type="string">
            <text:p>Python</text:p>
          </table:table-cell>
          <table:table-cell office:value-type="string" calcext:value-type="string">
            <text:p>anknytning, programmeringsspråk, kod, språk, program </text:p>
          </table:table-cell>
          <table:table-cell office:value-type="string" calcext:value-type="string">
            <text:p>pytonormar, familj, ormar, tecknad, serie, Jan Romare, Dagens Nyheter, svensk, serietidning, grekisk, Monty Python, brittisk, humorserie</text:p>
          </table:table-cell>
          <table:table-cell table:number-columns-repeated="1020"/>
        </table:table-row>
        <table:table-row table:style-name="ro1">
          <table:table-cell office:value-type="string" calcext:value-type="string">
            <text:p>Finnish</text:p>
          </table:table-cell>
          <table:table-cell office:value-type="string" calcext:value-type="string">
            <text:p>Python</text:p>
          </table:table-cell>
          <table:table-cell office:value-type="string" calcext:value-type="string">
            <text:p>ohjelmointikieli, pakket, koodi, ohjelmointi, kieli </text:p>
          </table:table-cell>
          <table:table-cell office:value-type="string" calcext:value-type="string">
            <text:p>mytologiassa, käärmesuku, Pytonkäärmeet, alaheimo, Colt Python, Monty Python, brittiläinen, komediaryhmä</text:p>
          </table:table-cell>
          <table:table-cell table:number-columns-repeated="1020"/>
        </table:table-row>
        <table:table-row table:style-name="ro4">
          <table:table-cell office:value-type="string" calcext:value-type="string">
            <text:p>Dutch</text:p>
          </table:table-cell>
          <table:table-cell office:value-type="string" calcext:value-type="string">
            <text:p>Python</text:p>
          </table:table-cell>
          <table:table-cell office:value-type="string" calcext:value-type="string">
            <text:p>geïnterpreteerde, programmeertaal, code, taal, programma </text:p>
          </table:table-cell>
          <table:table-cell office:value-type="string" calcext:value-type="string">
            <text:p>pythons, onderfamilie, slangen, draak, Griekse, Australisch, automerk, mythologie, inbouwmotoren, Rudge, achtbaan, Efteling, achtbaan, Busch, Gardens, Tampa, Florida, leidingen, tap, installaties, lucht, luchtraket, Amerikaanse, film, Duits, koelschip, verzorgingsschip, fietsmerk</text:p>
          </table:table-cell>
          <table:table-cell table:number-columns-repeated="1020"/>
        </table:table-row>
        <table:table-row table:style-name="ro1">
          <table:table-cell office:value-type="string" calcext:value-type="string">
            <text:p>English</text:p>
          </table:table-cell>
          <table:table-cell office:value-type="string" calcext:value-type="string">
            <text:p>C#</text:p>
          </table:table-cell>
          <table:table-cell office:value-type="string" calcext:value-type="string">
            <text:p>programming, language, Microsoft, NET, framework, code, program</text:p>
          </table:table-cell>
          <table:table-cell office:value-type="string" calcext:value-type="string">
            <text:p>musical, note, scale </text:p>
          </table:table-cell>
          <table:table-cell table:number-columns-repeated="1020"/>
        </table:table-row>
        <table:table-row table:style-name="ro6">
          <table:table-cell office:value-type="string" calcext:value-type="string">
            <text:p>Deutsch</text:p>
          </table:table-cell>
          <table:table-cell office:value-type="string" calcext:value-type="string">
            <text:p>C#</text:p>
          </table:table-cell>
          <table:table-cell office:value-type="string" calcext:value-type="string">
            <text:p>code, Sprache, Programm </text:p>
          </table:table-cell>
          <table:table-cell table:number-columns-repeated="1021"/>
        </table:table-row>
        <table:table-row table:style-name="ro6">
          <table:table-cell office:value-type="string" calcext:value-type="string">
            <text:p>Italian</text:p>
          </table:table-cell>
          <table:table-cell office:value-type="string" calcext:value-type="string">
            <text:p>C#</text:p>
          </table:table-cell>
          <table:table-cell office:value-type="string" calcext:value-type="string">
            <text:p>codice, programma, linguaggio</text:p>
          </table:table-cell>
          <table:table-cell table:number-columns-repeated="1021"/>
        </table:table-row>
        <table:table-row table:style-name="ro6">
          <table:table-cell office:value-type="string" calcext:value-type="string">
            <text:p>French </text:p>
          </table:table-cell>
          <table:table-cell office:value-type="string" calcext:value-type="string">
            <text:p>C#</text:p>
          </table:table-cell>
          <table:table-cell office:value-type="string" calcext:value-type="string">
            <text:p>code, programme, langue </text:p>
          </table:table-cell>
          <table:table-cell table:number-columns-repeated="1021"/>
        </table:table-row>
        <table:table-row table:style-name="ro6">
          <table:table-cell office:value-type="string" calcext:value-type="string">
            <text:p>Spanish</text:p>
          </table:table-cell>
          <table:table-cell office:value-type="string" calcext:value-type="string">
            <text:p>C#</text:p>
          </table:table-cell>
          <table:table-cell office:value-type="string" calcext:value-type="string">
            <text:p>código, idoma, programa </text:p>
          </table:table-cell>
          <table:table-cell table:number-columns-repeated="1021"/>
        </table:table-row>
        <table:table-row table:style-name="ro6">
          <table:table-cell office:value-type="string" calcext:value-type="string">
            <text:p>Portoguese</text:p>
          </table:table-cell>
          <table:table-cell office:value-type="string" calcext:value-type="string">
            <text:p>C#</text:p>
          </table:table-cell>
          <table:table-cell office:value-type="string" calcext:value-type="string">
            <text:p>programa, código, língua <text:s/></text:p>
          </table:table-cell>
          <table:table-cell table:number-columns-repeated="1021"/>
        </table:table-row>
        <table:table-row table:style-name="ro6">
          <table:table-cell office:value-type="string" calcext:value-type="string">
            <text:p>Swedish </text:p>
          </table:table-cell>
          <table:table-cell office:value-type="string" calcext:value-type="string">
            <text:p>C#</text:p>
          </table:table-cell>
          <table:table-cell office:value-type="string" calcext:value-type="string">
            <text:p>språk, kod, program </text:p>
          </table:table-cell>
          <table:table-cell table:number-columns-repeated="1021"/>
        </table:table-row>
        <table:table-row table:style-name="ro6">
          <table:table-cell office:value-type="string" calcext:value-type="string">
            <text:p>Finnish</text:p>
          </table:table-cell>
          <table:table-cell office:value-type="string" calcext:value-type="string">
            <text:p>C#</text:p>
          </table:table-cell>
          <table:table-cell office:value-type="string" calcext:value-type="string">
            <text:p>kieli, ohjelmointi, koodi </text:p>
          </table:table-cell>
          <table:table-cell table:number-columns-repeated="1021"/>
        </table:table-row>
        <table:table-row table:style-name="ro6">
          <table:table-cell office:value-type="string" calcext:value-type="string">
            <text:p>Dutch</text:p>
          </table:table-cell>
          <table:table-cell office:value-type="string" calcext:value-type="string">
            <text:p>C#</text:p>
          </table:table-cell>
          <table:table-cell office:value-type="string" calcext:value-type="string">
            <text:p>Code, taal, programma </text:p>
          </table:table-cell>
          <table:table-cell table:number-columns-repeated="1021"/>
        </table:table-row>
        <table:table-row table:style-name="ro9">
          <table:table-cell office:value-type="string" calcext:value-type="string">
            <text:p>English</text:p>
          </table:table-cell>
          <table:table-cell office:value-type="string" calcext:value-type="string">
            <text:p>Cobol</text:p>
          </table:table-cell>
          <table:table-cell office:value-type="string" calcext:value-type="string">
            <text:p>Language, common, oriented, computer, programming, operating, system, written, Data, development, environment, web, scripting, code, program </text:p>
          </table:table-cell>
          <table:table-cell table:number-columns-repeated="1021"/>
        </table:table-row>
        <table:table-row table:style-name="ro6">
          <table:table-cell office:value-type="string" calcext:value-type="string">
            <text:p>Deutsch</text:p>
          </table:table-cell>
          <table:table-cell office:value-type="string" calcext:value-type="string">
            <text:p>Cobol</text:p>
          </table:table-cell>
          <table:table-cell office:value-type="string" calcext:value-type="string">
            <text:p>code, Sprache, Programm </text:p>
          </table:table-cell>
          <table:table-cell table:number-columns-repeated="1021"/>
        </table:table-row>
        <table:table-row table:style-name="ro6">
          <table:table-cell office:value-type="string" calcext:value-type="string">
            <text:p>Italian</text:p>
          </table:table-cell>
          <table:table-cell office:value-type="string" calcext:value-type="string">
            <text:p>Cobol</text:p>
          </table:table-cell>
          <table:table-cell office:value-type="string" calcext:value-type="string">
            <text:p>codice, linguaggio, programma </text:p>
          </table:table-cell>
          <table:table-cell table:number-columns-repeated="1021"/>
        </table:table-row>
        <table:table-row table:style-name="ro6">
          <table:table-cell office:value-type="string" calcext:value-type="string">
            <text:p>French </text:p>
          </table:table-cell>
          <table:table-cell office:value-type="string" calcext:value-type="string">
            <text:p>Cobol</text:p>
          </table:table-cell>
          <table:table-cell office:value-type="string" calcext:value-type="string">
            <text:p>code, programme, langue </text:p>
          </table:table-cell>
          <table:table-cell table:number-columns-repeated="1021"/>
        </table:table-row>
        <table:table-row table:style-name="ro6">
          <table:table-cell office:value-type="string" calcext:value-type="string">
            <text:p>Spanish</text:p>
          </table:table-cell>
          <table:table-cell office:value-type="string" calcext:value-type="string">
            <text:p>Cobol</text:p>
          </table:table-cell>
          <table:table-cell office:value-type="string" calcext:value-type="string">
            <text:p>código, idoma, programa </text:p>
          </table:table-cell>
          <table:table-cell table:number-columns-repeated="1021"/>
        </table:table-row>
        <table:table-row table:style-name="ro6">
          <table:table-cell office:value-type="string" calcext:value-type="string">
            <text:p>Portoguese</text:p>
          </table:table-cell>
          <table:table-cell office:value-type="string" calcext:value-type="string">
            <text:p>Cobol</text:p>
          </table:table-cell>
          <table:table-cell office:value-type="string" calcext:value-type="string">
            <text:p>programa, código, língua <text:s/></text:p>
          </table:table-cell>
          <table:table-cell table:number-columns-repeated="1021"/>
        </table:table-row>
        <table:table-row table:style-name="ro6">
          <table:table-cell office:value-type="string" calcext:value-type="string">
            <text:p>Swedish</text:p>
          </table:table-cell>
          <table:table-cell office:value-type="string" calcext:value-type="string">
            <text:p>Cobol</text:p>
          </table:table-cell>
          <table:table-cell office:value-type="string" calcext:value-type="string">
            <text:p>språk, kod, program </text:p>
          </table:table-cell>
          <table:table-cell table:number-columns-repeated="1021"/>
        </table:table-row>
        <table:table-row table:style-name="ro6">
          <table:table-cell office:value-type="string" calcext:value-type="string">
            <text:p>Finnish</text:p>
          </table:table-cell>
          <table:table-cell office:value-type="string" calcext:value-type="string">
            <text:p>Cobol</text:p>
          </table:table-cell>
          <table:table-cell office:value-type="string" calcext:value-type="string">
            <text:p>kieli, ohjelmointi, koodi </text:p>
          </table:table-cell>
          <table:table-cell table:number-columns-repeated="1021"/>
        </table:table-row>
        <table:table-row table:style-name="ro6">
          <table:table-cell office:value-type="string" calcext:value-type="string">
            <text:p>Dutch</text:p>
          </table:table-cell>
          <table:table-cell office:value-type="string" calcext:value-type="string">
            <text:p>Cobol</text:p>
          </table:table-cell>
          <table:table-cell office:value-type="string" calcext:value-type="string">
            <text:p>een, programmeertaal, code, taal, programma </text:p>
          </table:table-cell>
          <table:table-cell office:value-type="string" calcext:value-type="string">
            <text:p>Somalische, dorp, </text:p>
          </table:table-cell>
          <table:table-cell table:number-columns-repeated="1020"/>
        </table:table-row>
        <table:table-row table:style-name="ro10">
          <table:table-cell office:value-type="string" calcext:value-type="string">
            <text:p>English</text:p>
          </table:table-cell>
          <table:table-cell office:value-type="string" calcext:value-type="string">
            <text:p>Pascal</text:p>
          </table:table-cell>
          <table:table-cell office:value-type="string" calcext:value-type="string">
            <text:p>Name, programming, language, developed, Niklaus Wirth, database, technical, Pattern, Analysis, Network, Hardware, name, code, program </text:p>
          </table:table-cell>
          <table:table-cell office:value-type="string" calcext:value-type="string">
            <text:p>French, Italian, surname, mathematician, philosopher, Pascal Island, Antarctica, Pascal Island, Western Australia, lunar, crater, pressure, scientific, bibliographic, Institute, European, French, white, wine, grape, Pascal College, school, Zaandam, Netherlands, university, secondary, education, pop, band, Detroit, Michigan </text:p>
          </table:table-cell>
          <table:table-cell table:number-columns-repeated="1020"/>
        </table:table-row>
        <table:table-row table:style-name="ro3">
          <table:table-cell office:value-type="string" calcext:value-type="string">
            <text:p>Deutsch</text:p>
          </table:table-cell>
          <table:table-cell office:value-type="string" calcext:value-type="string">
            <text:p>Pascal</text:p>
          </table:table-cell>
          <table:table-cell office:value-type="string" calcext:value-type="string">
            <text:p>Vornamen, Programmiersprache, code, sprache, programm </text:p>
          </table:table-cell>
          <table:table-cell office:value-type="string" calcext:value-type="string">
            <text:p>männlichen, Drucks, Mondkrater, Blaise Pascal, Film, Terence Young, Asteroiden, Pascal Blanc, weiße Rebsorte, Pascal Noir, Automobiles Pascal, französischen, Automobilhersteller, französischer, Mathematiker, Physiker, Literat, Philosoph, Unternehmerin, Amy Pascal, Blaise Pascal, Christel Pascal, französische, Skirennläuferin, Christine Pascal, Regisseurin, Claude Pascal, Komponist, Comiczeichner, Ernesto Pascal, italienischer, Mathematiker, Ertha Pascal-Trouillot, haitianische, Richterin, Politikerin, Präsidentin, Haiti, Étienne Pascal, Verwaltungsbeamter, Vater, Francine Pascal, amerikanische, Kinder, Jugendbuchautorin, Gabriel Pascal, ungarischer, Produzent, Regisseur, Drehbuchautor, Schauspieler, Gisèle Pascal, Schauspielerin, Jacqueline Pascal, Nonne, Jean Pascal, <text:span text:style-name="T1">haitisch,</text:span><text:span text:style-name="T2"> </text:span><text:span text:style-name="T1">kanadischer, Boxer, Jean-Claude Pascal, Modedesigner, Schauspieler, Sänger, Jean-Louis Pascal, Architekt, Beaux, Arts, Tradition, Joseph Sécret Pascal-Vallongue, General, Pionier, Madeleine Pascal, Schweizer, Sängerin, Marie-Georges Pascal, Olivia Pascal, deutsche, Patrick Pascal, nigerianischer, Fußballspieler, Paul Pascal, Chemiker, Pedro Pascal, US-amerikanischer, Petra Pascal, René Pascal, Schlagersänger</text:span></text:p>
          </table:table-cell>
          <table:table-cell table:number-columns-repeated="1020"/>
        </table:table-row>
        <table:table-row table:style-name="ro11">
          <table:table-cell office:value-type="string" calcext:value-type="string">
            <text:p>Italian</text:p>
          </table:table-cell>
          <table:table-cell office:value-type="string" calcext:value-type="string">
            <text:p>Pascal</text:p>
          </table:table-cell>
          <table:table-cell office:value-type="string" calcext:value-type="string">
            <text:p>nome, linguaggio, programmazione, compilatore, quota, codice </text:p>
          </table:table-cell>
          <table:table-cell office:value-type="string" calcext:value-type="string">
            <text:p>cratere, lunare, asteroide, filosofico, Blaise Pascal, misura, pressione, legge, fisica, tensione, fluido, triangolo, Tartaglia, matematica, protagonista, mattia pascal, fu, romanzo, luigi pirandello, francese, Émile Zola, scrittore, persona, italiano, maschile, Pasquale, cognome, pasquali, Alberto Pascal, ernesto, André Pascal, pseudonimo, André Pascal Nicolas di Fusco, compositore, Angelo Pascal, pittore, Arturo Pascal, studioso, letterato, fisico, matematico, filosofo, Carlo Pascal, latinista, fratello, Carlo Pascal D'Illonza, piemonte, Christel Pascal, sciatrice, Christine Pascal, attrice, regista, Danel Pascal, cantante, Ernesto Pascal, Étienne Pascal, magistrato, padre, Françoise Pascal, poetessa, drammaturga, pittrice, Gabriel Pascal, produttore, cinematografico, Gisèle Pascal, Jean-Claude Villeminot, Jean-Claude Pascal, attore, Marie-Georges Pascal, figlio, Pedro Pascal, cileno, Pietro Pascal, inquisitore, francescano, chimico, Teodoro Pascal, zoologo, Théophile Pascal, Valérie Pascal, modella, conduttrice, antica, nobile, piemontese, cuneo, Pascal d'Ilonza, Paschal de la Ruine, Pascal da Morgex, Val d'Aosta, Val d'Aosta, Bivacco Luigi Pascal, Bivacco Pascal, alpino, Testa di Liconi, Alpi del Grand Combin, Castello Pascal de la Ruine, castello, Le Ruine, comune, Morgex, provincia di Aosta </text:p>
          </table:table-cell>
          <table:table-cell table:number-columns-repeated="1020"/>
        </table:table-row>
        <table:table-row table:style-name="ro12">
          <table:table-cell office:value-type="string" calcext:value-type="string">
            <text:p>French </text:p>
          </table:table-cell>
          <table:table-cell office:value-type="string" calcext:value-type="string">
            <text:p>Pascal</text:p>
          </table:table-cell>
          <table:table-cell office:value-type="string" calcext:value-type="string">
            <text:p>nom, informatique, langage, programmation, base de données, code, langue, programme </text:p>
          </table:table-cell>
          <table:table-cell office:value-type="string" calcext:value-type="string">
            <text:p>origine, latine, religieuse, Pâques, agneau, prénom, masculin, féminines, Pascaline, saint Pascal, pape, antipape, famille, Pierre Pascal, Étienne Pascal, monastère, bienheureux, nord du Portugal, Andalousie, Grenade, Blaise Pascal, père, mathématicien, philosophe, français, Jacqueline Pascal, religieuse, sœur, Port-Royal - des – Champs, Françoise Pascal, poétesse, peintre, dramaturge, parolière, française, François Nicolas Pascal de Kerenveyer, écrivain, poète, Pierre Pascal, banquier, marseillais, Bouches-du-Rhône, politique, Pierre-Marius-Frédéric Pascal, Louis Jean Pascal, Pierre-Julien Pascal, architecte, Ernest Pascal, Jean-Louis Pascal, Paul Pascal, chimiste, Edmond Pascal, Pierre Pascal, historien, Russie, Gabriel Pascal, producteur, réalisateur, scénariste, acteur, hongroise, Lucien Pascal, Giselle Pascal, actrice, compositeur, Claude Pascal, Jean-Claude Pascal, chanteur, André Pascal, parolier, Madeleine Pascal, chanteuse, suisse, Martine Pascal, Ertha Pascal-Trouillot, chef de l'État, haïtien, Marie-Georges Pascal, Françoise Pascal, Michel Pascal, québécois, Christine Pascal, réalisatrice, Olivia Pascal, allemande, Caroline Pascal, romancière, Valérie Pascal, Miss France, Anne-Charlotte Pascal, Charlotte Valandrey, écrivaine, Christel Pascal, skieuse, alpine, Pedro Pascal, chilien, <text:span text:style-name="T1">Jean Pascal, haïtienne, boxeur, québécois, dessinée, Caroline Pascal, Cécilia Pascal, cratère, météoritique, face, Lune, Saint-Pascal, ville, Rue Pascal, Paris, rue, mathématiques, triangle de Pascal, physique, unité, pression, Système, international, symbole, principe de Pascal, mécanique, fluides, billet, Banque, France, bibliothèque, bibliographiques, scientifique, multilingue, multidisciplinaire, Littérature, Sciences, Réseau Blaise Pascal, groupes, francophones, raisins, blancs, cépage, céleri-branche, sous-marin </text:span></text:p>
          </table:table-cell>
          <table:table-cell table:number-columns-repeated="1020"/>
        </table:table-row>
        <table:table-row table:style-name="ro13">
          <table:table-cell office:value-type="string" calcext:value-type="string">
            <text:p>Spanish</text:p>
          </table:table-cell>
          <table:table-cell office:value-type="string" calcext:value-type="string">
            <text:p>Pascal</text:p>
          </table:table-cell>
          <table:table-cell office:value-type="string" calcext:value-type="string">
            <text:p>Lenguaje, programación, código, programa, idoma</text:p>
          </table:table-cell>
          <table:table-cell office:value-type="string" calcext:value-type="string">
            <text:p>Adam Pascal, actor, cantante, norteamericano, Anouk Khelifa-Pascal, cantante, francesa, Blaise Pascal, matemático, físico, filósofo, teólogo, francés, Denise Pascal Allende, política, chilena, sobrina de Salvador Allende, Ertha Pascal-Trouillot, Haití, Étienne Pascal, matemático, Francine Pascal, escritora, estadounidense, Jean-Claude Pascal, cantante, actor, Jean Pascal, boxeador, Quebequense, Marie-Georges Pascal, actriz, francesa, Principio de Pascal, hidráulica, hidráulica, presión, Triángulo de Pascal, coeficientes, binomiales, </text:p>
          </table:table-cell>
          <table:table-cell table:number-columns-repeated="1020"/>
        </table:table-row>
        <table:table-row table:style-name="ro14">
          <table:table-cell office:value-type="string" calcext:value-type="string">
            <text:p>Portoguese</text:p>
          </table:table-cell>
          <table:table-cell office:value-type="string" calcext:value-type="string">
            <text:p>Pascal</text:p>
          </table:table-cell>
          <table:table-cell office:value-type="string" calcext:value-type="string">
            <text:p>Linguagem, programação, código, programa, lingua </text:p>
          </table:table-cell>
          <table:table-cell office:value-type="string" calcext:value-type="string">
            <text:p>Blaise Pascal, físico, matemático, filósofo, moralista, teólogo, francês, Paul Pascal, químico, mineralogista, metalurgista, Gisèle Pascal, atriz, francesa, Jean-Claude Pascal, cantor, ator, Ertha Pascal Trouillot, presidente, Haiti, Madeleine Pascal, cantora, helvética, Marie-Georges Pascal, cantor, estadunidense, Adam Pascal, Jean Pascal, pugilista, quebequense, pressão, Sistema Internacional, Unidades, físico, hidráulica, geometria, projectiva, asteroide, cintura </text:p>
          </table:table-cell>
          <table:table-cell table:number-columns-repeated="1020"/>
        </table:table-row>
        <table:table-row table:style-name="ro6">
          <table:table-cell office:value-type="string" calcext:value-type="string">
            <text:p>Swedish</text:p>
          </table:table-cell>
          <table:table-cell office:value-type="string" calcext:value-type="string">
            <text:p>Pascal</text:p>
          </table:table-cell>
          <table:table-cell office:value-type="string" calcext:value-type="string">
            <text:p>Programspråk, datorer, förnamn, kod, språk, program </text:p>
          </table:table-cell>
          <table:table-cell office:value-type="string" calcext:value-type="string">
            <text:p>fransk, matematiker, fysiker, filosof, enhet, tryck, rockband, latinskt </text:p>
          </table:table-cell>
          <table:table-cell table:number-columns-repeated="1020"/>
        </table:table-row>
        <table:table-row table:style-name="ro15">
          <table:table-cell office:value-type="string" calcext:value-type="string">
            <text:p>Finnish</text:p>
          </table:table-cell>
          <table:table-cell office:value-type="string" calcext:value-type="string">
            <text:p>Pascal</text:p>
          </table:table-cell>
          <table:table-cell office:value-type="string" calcext:value-type="string">
            <text:p>ohjelmointikieli, peli, koodi, kieli, ohjelmointi </text:p>
          </table:table-cell>
          <table:table-cell office:value-type="string" calcext:value-type="string">
            <text:p>järjestelmässä, paine, Ranskan, laivaston, Descartes, Blaise Pascal, matemaatikko, fyysikko, filosofi, Christel Pascal, alppihiihtäjä, rancine Pascal, yhdysvaltalainen, kirjailija, Jean Pascal, Jean-Claude Pascal, laulaja, näyttelijä, Pascal Bodmer, hiihto, saksa, Pascal Behrenbruch, saksalainen, yleisurheilun, moniottelija, Pascal Bosschaart, alankomaalainen, jalkapalloilija, Pascal Boucherit, ranskalainen, meloja, Pascal Canfin, poliitikko, Pascal Couchepin, sveitsiläinen, liittopresidentti, Pascal Cygan, Pascal Dupuis, kanadalainen, Pascal Egloff, mäkihyppääjä, Pascal Fabre, Formula 1, kuljettaja, Pascal Feindouno, guinealainen, Pascal Gourville, ranskalais-mauritanialainen, Pascal Hervé, pyöräilijä, Pascal Janin, jalkapallomaalivahti ja valmentaja, miekkailija, Pascal Jolyot, Pascal Kälin, Pascal Lamy, WTO:n pääjohtaja, Pascal Leclaire, jääkiekkomaalivahti, Pascal Lefèvre, keihäänheittäjä, Pascal Lissouba, presidentti, kongon, tasavallan, Pascal Martinot-Lagarde, pika-aitajuoksija, Pascal Paoli, Pasquale Paoli, korsikalainen, Pascal Meier, salibandymaalivahti, Pascal Richard, Pascal Rogé, pianisti, Pascal Tayot, judoka, Pascal Wehrlein, saksalainen, moottoriurheilija, Pascal Yoadimnadji, tšadilainen, Pascal Zuberbühler, Pascalin kolmio, binomikertoimista, matemaattinen käsite, Pascalin lause, Pascalin vaaka, Jumalaan, peli</text:p>
          </table:table-cell>
          <table:table-cell table:number-columns-repeated="1020"/>
        </table:table-row>
        <table:table-row table:style-name="ro16">
          <table:table-cell office:value-type="string" calcext:value-type="string">
            <text:p>Dutch</text:p>
          </table:table-cell>
          <table:table-cell office:value-type="string" calcext:value-type="string">
            <text:p>Pascal</text:p>
          </table:table-cell>
          <table:table-cell office:value-type="string" calcext:value-type="string">
            <text:p>programmeertaal, computer, voornaam, code, taal, programma </text:p>
          </table:table-cell>
          <table:table-cell office:value-type="string" calcext:value-type="string">
            <text:p>eenheid, druk, Frans, automerk, Blaise Pascal, natuurkundige, Étienne Pascal, jurist, wiskundige, Gisèle Pascal, actrice, Jean-Claude Pascal, zanger, Ertha Pascal-Trouillot, president, Haïti, Liesbeth Pascal-de Graaff, Nederlands, Adam Pascal, Amerikaans, acteur, wet, theorema, meetkundige, Driehoek van Pascal</text:p>
            <text:p/>
          </table:table-cell>
          <table:table-cell table:number-columns-repeated="1020"/>
        </table:table-row>
        <table:table-row table:style-name="ro17">
          <table:table-cell office:value-type="string" calcext:value-type="string">
            <text:p>English</text:p>
          </table:table-cell>
          <table:table-cell office:value-type="string" calcext:value-type="string">
            <text:p>C</text:p>
          </table:table-cell>
          <table:table-cell office:value-type="string" calcext:value-type="string">
            <text:p>developed, programming, language, object oriented, platforms, Microsoft, <text:s/>Hexadecimal digit, code, computable, function, Windows, element, functions, classes, combination, sequences, analysis, value, language, program</text:p>
          </table:table-cell>
          <table:table-cell office:value-type="string" calcext:value-type="string">
            <text:p>battery, grid, radios, fastener, band, frequency, electronic, capacitor, circuit, vitamin, mitochondrial, DNA, chromosomal, Cardiovascular, Anatomical, Therapeutic, Chemical, cervical, vertebrae, carbon, atomic, astronomical, Caldwell, catalogue, star, clusters, vacuum, speed, sound, substance, constant, mathematics, Cytosine, nucleic, acid, capacitance, coulomb, Cysteine, transport, locomotive, copyright, cent, hexadecimal, constant, integration, Roman, numerals, complex, numbers, cardinality, space, Celsius, electric, unit, volume, Maurice Baring, novel, Tom McCarthy, William H. Gass, Middle C, magazine, california, style, culture, Cardinal Courier Media, New York, Chief, Secret, Intelligence, Service, Gaius, player, jersey, center, plastic, Phonetic, Alphabet </text:p>
          </table:table-cell>
          <table:table-cell table:number-columns-repeated="1020"/>
        </table:table-row>
        <table:table-row table:style-name="ro10">
          <table:table-cell office:value-type="string" calcext:value-type="string">
            <text:p>Deutsch</text:p>
          </table:table-cell>
          <table:table-cell office:value-type="string" calcext:value-type="string">
            <text:p>C</text:p>
          </table:table-cell>
          <table:table-cell office:value-type="string" calcext:value-type="string">
            <text:p>Programmiersprache, dezimalen, Element, Kategorie, Namen, code, sprache, programm </text:p>
          </table:table-cell>
          <table:table-cell office:value-type="string" calcext:value-type="string">
            <text:p>Buchstabe, Alphabets, kyrillischen, Coulomb, römische, Zahlzeichen, elektrische, Kapazität, Wärmekapazität, Funktionenräume, Cahen, Konstante, Akkumulators, Kapazität, Theorie, volkswirtschaftlichen, Konsum, Teilchenphysik, Kuba, Kennzeichen, Papierformat, Batterie, Elektrotechnik, Musik, Tonart, Eishockey, Mannschaftskapitän, Kohlenstoff, Biologie, offizielle, Autorenkürzel, Georges Cuvier, Linguistik, lateinischen, Texten, römischen, Textkritik, hochfrequenten, Lärm, Münzzeichen, Münzstätte Dresden, Münzstätte Grünthal, Wasserfahrzeug, Fahrerlaubnisklasse, Kennzeichenklasse, Luftfahrzeugen, Transportflugzeug, US-Streitkräfte, Kanada, Buchstabe, Luftraumklasse, Markierung, Flughäfen, Bulgarien, Stadt, Sofia, Kfz-Kennzeichen, Deutschland, kreisfreie, Stadt, Chemnitz, Großbritannien, Wales, Irland, County, Cork/Corcaigh, Kirgisistan, Gebiet, Tschüi, Kroatien, Konsularisches Korps, Moldawien, Stadt Chișinău, Montenegro, Konsularisches Korps, Polen, Woiwodschaft Kujawien-Pommern, Portugal, Distrikt Coimbra, Spanien, Mopeds, Provinz, A Coruña, Tschechien, Jihočeský kraj, Südböhmische Region, Zählvariable, oder, Einheit, Ländern, Währungseinheit, mathematischen, Formel, Lichtgeschwindigkeit, Schallgeschwindigkeit, spezifische Wärmekapazität, Stoffmengenkonzentration, Frequenzen, Phonetischen, Alphabet, Grad, Celsius, Temperatur, Schreibweisen, El Salvador, Währungseinheit, Nicaragua, Baureihe, schwarzes, Typ </text:p>
          </table:table-cell>
          <table:table-cell table:number-columns-repeated="1020"/>
        </table:table-row>
        <table:table-row table:style-name="ro18">
          <table:table-cell office:value-type="string" calcext:value-type="string">
            <text:p>Italian</text:p>
          </table:table-cell>
          <table:table-cell office:value-type="string" calcext:value-type="string">
            <text:p>C</text:p>
          </table:table-cell>
          <table:table-cell office:value-type="string" calcext:value-type="string">
            <text:p>variabile, lunghezza, linguaggio, programmazione, file, estensione, partizione, sistemi, operativi, microsoft, informatica, valore, cifra, esadecimale, codice, programma </text:p>
          </table:table-cell>
          <table:table-cell office:value-type="string" calcext:value-type="string">
            <text:p>vitamina, codifica, aminoacidi, ordinari, cisteina, acidi, nucleici, citosina, carbonio, nocivo, chimico, copyright, cerchio, capacità, elettrica, costa, ala, coulomb, carica, celsius, velocità, luce, ipotenusa, triangolo, rettangolo, teorema, pittagora, alimentazione, biochimica, chimica, editoria, elettrotecnica, entomologia, fisica, geometria, dodici, base, complessi, coefficiente, binominale, metrologia, nota, do, paesi, lingua, inglese, tedesca, latino, tempo, prefisso, si, romani, prenomen, caio, gaio, pedologia, orrizonte, genetico, evoluzione, strati, roccia, noduli, elementi, titanio, magnese, ferro, alluminio, sport, baseball, catcher, calcio, campionato, c1, c2, capitano, braccio, colori, pallacanestro, football, americano, centro, center, giocatore, trasporti, sigla, automobilistica, internazionale, cuba, targa, chemnitz, germania, Chișinău, moldavia, La Coruña/A Coruña, spagna, sofia, bulgaria, lettere, dizionario </text:p>
          </table:table-cell>
          <table:table-cell table:number-columns-repeated="1020"/>
        </table:table-row>
        <table:table-row table:style-name="ro13">
          <table:table-cell office:value-type="string" calcext:value-type="string">
            <text:p>French </text:p>
          </table:table-cell>
          <table:table-cell office:value-type="string" calcext:value-type="string">
            <text:p>C</text:p>
          </table:table-cell>
          <table:table-cell office:value-type="string" calcext:value-type="string">
            <text:p>langage, programmation, éléments, classe, fonctions, Windows, code, programme, langue </text:p>
          </table:table-cell>
          <table:table-cell office:value-type="string" calcext:value-type="string">
            <text:p>lettre, alphabet, cyrillique, consonne, latin, chiffre, romain, Arts, culture, poème, Louis Aragon, musique, Francis Poulenc, note, do, anglo-saxon, série, animation, japonaise, Sciences, Unités, Biologie, préfixe, système, international, tasse, demiard, coulomb, degré Celsius, cytosine, cystéine, chaîne, polypeptidique, vitamine, complexes, France, Mathématiques, Physique, Chimie, carbone, chimique, vitesse, lumière, molaire, condensateur, circuit, électronique, Divers, CEFRIO, automobile, Mercedes-Benz, feuille, papier, internationaux, formats, copyright, ystème, d'exploitation, Mansfield Smith-Cumming, directeur </text:p>
          </table:table-cell>
          <table:table-cell table:number-columns-repeated="1020"/>
        </table:table-row>
        <table:table-row table:style-name="ro19">
          <table:table-cell office:value-type="string" calcext:value-type="string">
            <text:p>Spanish</text:p>
          </table:table-cell>
          <table:table-cell office:value-type="string" calcext:value-type="string">
            <text:p>C</text:p>
          </table:table-cell>
          <table:table-cell office:value-type="string" calcext:value-type="string">
            <text:p>informática, lenguajes, programación, valor, decimal, hexadecimal, elementos, código, idoma, programa </text:p>
          </table:table-cell>
          <table:table-cell office:value-type="string" calcext:value-type="string">
            <text:p>alfabeto, latino, derecho, derechos, autor, copyleft, física, prefijo, grado, Celsius, velocidad, luz, electromagnéticas, palabra, Maxwell, capacidad, condensador, eléctrico, culombio, carga, Sistema, Internacional, Unidades, Buenos Aires, código, ciudad, geografía, matemáticas, numeración, romana, medios, transporte, metro, Nueva York, llamadas, linea, música, nota, musical, americano, alemán, química, bioquímica, átomo, carbono, periódica, tabla, vitamina, hidrosoluble, aminoácido, cisteína, citosina, genética, nucleótido, telecomunicaciones, Canal, español, televisión, urbanismo, Avenida Suba de Bogotá, letra </text:p>
          </table:table-cell>
          <table:table-cell table:number-columns-repeated="1020"/>
        </table:table-row>
        <table:table-row table:style-name="ro9">
          <table:table-cell office:value-type="string" calcext:value-type="string">
            <text:p>Portoguese</text:p>
          </table:table-cell>
          <table:table-cell office:value-type="string" calcext:value-type="string">
            <text:p>C</text:p>
          </table:table-cell>
          <table:table-cell office:value-type="string" calcext:value-type="string">
            <text:p>linguagem, programação, elemento, Sistema, hexadecimal, decimal, código, lingua, programa </text:p>
          </table:table-cell>
          <table:table-cell office:value-type="string" calcext:value-type="string">
            <text:p>letra, alfabeto, latino, Carbono, químico, Celsius, unidade, medida, temperatura, Coulomb, carga, elétrica, Internacional, Unidades, velocidade, luz, direitos, autorais, Caetano Veloso, anime, numeração, romana, grego </text:p>
          </table:table-cell>
          <table:table-cell table:number-columns-repeated="1020"/>
        </table:table-row>
        <table:table-row table:style-name="ro20">
          <table:table-cell office:value-type="string" calcext:value-type="string">
            <text:p>Swedish</text:p>
          </table:table-cell>
          <table:table-cell office:value-type="string" calcext:value-type="string">
            <text:p>C</text:p>
          </table:table-cell>
          <table:table-cell office:value-type="string" calcext:value-type="string">
            <text:p>Programspråket, hexadecimala, språk, kod, program </text:p>
          </table:table-cell>
          <table:table-cell office:value-type="string" calcext:value-type="string">
            <text:p>bokstaven, latinska alfabetet, kyrilliska, alfabetet, Länsbokstaven, coulomb, <text:s/>elektrisk, laddning, fysik, kapacitans, frekvensen, hertz, kol, Kemiskt, tecken, periodiska, systemet, bibliotekens, religion, matematiken, romerska, talsystemet, nationalitetsbeteckning, motorfordon, Kuba, finländska, marinen, klass, torpedbåtar, politiska, partiet, Centern, Finland, typ, ljusets, hastighet, reella, talen, kontinuum, kardinaltalet, myntsorter, kemi, beteckning </text:p>
          </table:table-cell>
          <table:table-cell table:number-columns-repeated="1020"/>
        </table:table-row>
        <table:table-row table:style-name="ro20">
          <table:table-cell office:value-type="string" calcext:value-type="string">
            <text:p>Finnish</text:p>
          </table:table-cell>
          <table:table-cell office:value-type="string" calcext:value-type="string">
            <text:p>C</text:p>
          </table:table-cell>
          <table:table-cell office:value-type="string" calcext:value-type="string">
            <text:p>koodi, kieli, ohjelma</text:p>
          </table:table-cell>
          <table:table-cell table:number-columns-repeated="1021"/>
        </table:table-row>
        <table:table-row table:style-name="ro21">
          <table:table-cell office:value-type="string" calcext:value-type="string">
            <text:p>Dutch</text:p>
          </table:table-cell>
          <table:table-cell office:value-type="string" calcext:value-type="string">
            <text:p>C</text:p>
          </table:table-cell>
          <table:table-cell table:style-name="ce3" office:value-type="string" calcext:value-type="string">
            <text:p>element, informatica, programmeertaal, hexadecimale, voorwerp, klasse, code, taal, programma </text:p>
          </table:table-cell>
          <table:table-cell office:value-type="string" calcext:value-type="string">
            <text:p>Latijnse, alfabet, letter, biologie, aminozuur, cysteïne, vitamine, ascorbinezuur, <text:span text:style-name="T1">scheikunde, materiaalkunde, chemisch, koolstof, kool, diamant, grafiet, economie, banken, financiële, instellingen, monetair, muziek, toon, harmonieleer, toonsoort, kleurcodering, Nederlandse, bibliotheek, natuurkunde, coulomb, elektrische, lading, natuurwetenschappen, warmtecapaciteit, soortelijke, warmte, stof, Celsius, temperatuur, lichtsnelheid, Einsteins, wiskunde, Romeins, cijfer, motorvoertuigen, cuba, landcode, Nederlandse, omroep, Abraham Crijnssen, mijnenveger, copyrightteken, cupmaat, beha </text:span></text:p>
          </table:table-cell>
          <table:table-cell table:number-columns-repeated="1020"/>
        </table:table-row>
        <table:table-row table:style-name="ro21">
          <table:table-cell office:value-type="string" calcext:value-type="string">
            <text:p>English</text:p>
          </table:table-cell>
          <table:table-cell office:value-type="string" calcext:value-type="string">
            <text:p>C++</text:p>
          </table:table-cell>
          <table:table-cell table:style-name="ce3" office:value-type="string" calcext:value-type="string">
            <text:p>language, code, program </text:p>
          </table:table-cell>
          <table:table-cell table:number-columns-repeated="1021"/>
        </table:table-row>
        <table:table-row table:style-name="ro21">
          <table:table-cell office:value-type="string" calcext:value-type="string">
            <text:p>Deutsch</text:p>
          </table:table-cell>
          <table:table-cell office:value-type="string" calcext:value-type="string">
            <text:p>C++</text:p>
          </table:table-cell>
          <table:table-cell table:style-name="ce3" office:value-type="string" calcext:value-type="string">
            <text:p>code, Sprache, Programm </text:p>
          </table:table-cell>
          <table:table-cell table:number-columns-repeated="1021"/>
        </table:table-row>
        <table:table-row table:style-name="ro21">
          <table:table-cell office:value-type="string" calcext:value-type="string">
            <text:p>Italian</text:p>
          </table:table-cell>
          <table:table-cell office:value-type="string" calcext:value-type="string">
            <text:p>C++</text:p>
          </table:table-cell>
          <table:table-cell table:style-name="ce3" office:value-type="string" calcext:value-type="string">
            <text:p>linguaggio, codice, programma</text:p>
          </table:table-cell>
          <table:table-cell table:number-columns-repeated="1021"/>
        </table:table-row>
        <table:table-row table:style-name="ro21">
          <table:table-cell office:value-type="string" calcext:value-type="string">
            <text:p>French </text:p>
          </table:table-cell>
          <table:table-cell office:value-type="string" calcext:value-type="string">
            <text:p>C++</text:p>
          </table:table-cell>
          <table:table-cell table:style-name="ce3" office:value-type="string" calcext:value-type="string">
            <text:p>programme, code, langue </text:p>
          </table:table-cell>
          <table:table-cell table:number-columns-repeated="1021"/>
        </table:table-row>
        <table:table-row table:style-name="ro21">
          <table:table-cell office:value-type="string" calcext:value-type="string">
            <text:p>Spanish</text:p>
          </table:table-cell>
          <table:table-cell office:value-type="string" calcext:value-type="string">
            <text:p>C++</text:p>
          </table:table-cell>
          <table:table-cell table:style-name="ce3" office:value-type="string" calcext:value-type="string">
            <text:p>código, programa, idioma </text:p>
          </table:table-cell>
          <table:table-cell table:number-columns-repeated="1021"/>
        </table:table-row>
        <table:table-row table:style-name="ro21">
          <table:table-cell office:value-type="string" calcext:value-type="string">
            <text:p>Portoguese</text:p>
          </table:table-cell>
          <table:table-cell office:value-type="string" calcext:value-type="string">
            <text:p>C++</text:p>
          </table:table-cell>
          <table:table-cell table:style-name="ce3" office:value-type="string" calcext:value-type="string">
            <text:p>programa, código, língua <text:s/></text:p>
          </table:table-cell>
          <table:table-cell table:number-columns-repeated="1021"/>
        </table:table-row>
        <table:table-row table:style-name="ro21">
          <table:table-cell office:value-type="string" calcext:value-type="string">
            <text:p>Swedish</text:p>
          </table:table-cell>
          <table:table-cell office:value-type="string" calcext:value-type="string">
            <text:p>C++</text:p>
          </table:table-cell>
          <table:table-cell table:style-name="ce3" office:value-type="string" calcext:value-type="string">
            <text:p>kod, program, språk</text:p>
          </table:table-cell>
          <table:table-cell table:number-columns-repeated="1021"/>
        </table:table-row>
        <table:table-row table:style-name="ro21">
          <table:table-cell office:value-type="string" calcext:value-type="string">
            <text:p>Finnish</text:p>
          </table:table-cell>
          <table:table-cell office:value-type="string" calcext:value-type="string">
            <text:p>C++</text:p>
          </table:table-cell>
          <table:table-cell table:style-name="ce3" office:value-type="string" calcext:value-type="string">
            <text:p>koodi, kieli, ohjelma</text:p>
          </table:table-cell>
          <table:table-cell table:number-columns-repeated="1021"/>
        </table:table-row>
        <table:table-row table:style-name="ro21">
          <table:table-cell office:value-type="string" calcext:value-type="string">
            <text:p>Dutch</text:p>
          </table:table-cell>
          <table:table-cell office:value-type="string" calcext:value-type="string">
            <text:p>C++</text:p>
          </table:table-cell>
          <table:table-cell table:style-name="ce3" office:value-type="string" calcext:value-type="string">
            <text:p>taal, programma, code</text:p>
          </table:table-cell>
          <table:table-cell table:number-columns-repeated="1021"/>
        </table:table-row>
        <table:table-row table:style-name="ro22">
          <table:table-cell office:value-type="string" calcext:value-type="string">
            <text:p>English</text:p>
          </table:table-cell>
          <table:table-cell office:value-type="string" calcext:value-type="string">
            <text:p>Ruby</text:p>
          </table:table-cell>
          <table:table-cell office:value-type="string" calcext:value-type="string">
            <text:p>Network, program, hardware, language, programming, Visual Basic, development, name, reference, implementation, code, program, language </text:p>
          </table:table-cell>
          <table:table-cell office:value-type="string" calcext:value-type="string">
            <text:p>Alaska, arizona, copiah country, Mississippi, Leflore County, Nebraska, South Carolina, Virginia, Okanogan County, Washington, Benton County, town, Wisconsin, United States Virgin Islands, Beach, Canyon, Colorado-Utah, Creek, waterfall, underground, Mountain, Tennessee, British Columbia, Canada, Dome, Mountains, Ridge, Idaho, Valley, Nevada, Locations, Characters, Jewelpet, Pokémon, Supernatural, land, time, Louisa Lytton, Ruby Allen, Ruby Buckton, Ruby Crescent, Ruby Thewes, novel, Charles Frazier, film, Ruby Trollman, ATI, Technologies, Ruby Dennis, protagonist, Dear Mr., Wonderful, rabbit, series, radio, drama, Ruby Rose, Steven Universe, Films, horror, Jack Ruby, video, game, Television, Arab, dramatic, Ruby Gallagher, Family, TV, Literature, V. C. Andrews, Music, Albums, song, Angry, Mel Tillis, Ruby Gentry, Ray Charles, Kristin Hersh, Sunny Border Blue, Djin, Artists, labels, band, romantics, american, group, records, Tom Fogerty, english, king, surname, people, actress, pornographic, singer, French, car, manufacturer, cars, typography, British English, color, mango, elephant, Anglo-American, bunker-buster, bombs, city, ghost, Silvio Berlusconi, sex, scandal, Rubygate, pistol, logographic, rocket </text:p>
          </table:table-cell>
          <table:table-cell table:number-columns-repeated="1020"/>
        </table:table-row>
        <table:table-row table:style-name="ro23">
          <table:table-cell office:value-type="string" calcext:value-type="string">
            <text:p>Deutsch</text:p>
          </table:table-cell>
          <table:table-cell office:value-type="string" calcext:value-type="string">
            <text:p>Ruby</text:p>
          </table:table-cell>
          <table:table-cell office:value-type="string" calcext:value-type="string">
            <text:p>Vornamen, Programmiersprache, code, sprache, Web-Framework, Sprache, Programm </text:p>
          </table:table-cell>
          <table:table-cell table:style-name="ce4" office:value-type="string" calcext:value-type="string">
            <text:p>englische, Familiennamen, französische,  Automarke, Motorenmarke, Godefroy, Levêque, US-amerikanischen, Spielfilms,  Jack Ruby, Ruby Annotation, Ruby Cabernet, Ruby-Affäre, Skandal, italienischen, Premierminister, Silvio Berlusconi, Portwein-Art, Asteroid, Arizona, Colorado, Geisterstadt, Idaho, louisiana, michigan, mississippi, montana, nebraska, new york, south carolina, virginia, washington, Wisconsin, Chippewa County, Ruby City, North Carolina, Ruby Corner, Ruby Falls, Tennessee, Ruby Junction, Minnesota, Ruby Valley, Nevada </text:p>
            <text:p/>
          </table:table-cell>
          <table:table-cell table:number-columns-repeated="1020"/>
        </table:table-row>
        <table:table-row table:style-name="ro17">
          <table:table-cell office:value-type="string" calcext:value-type="string">
            <text:p>Italian </text:p>
          </table:table-cell>
          <table:table-cell office:value-type="string" calcext:value-type="string">
            <text:p>Ruby </text:p>
          </table:table-cell>
          <table:table-cell office:value-type="string" calcext:value-type="string">
            <text:p>scripting, linguaggio, codice, programma, Informatica, nome </text:p>
          </table:table-cell>
          <table:table-cell office:value-type="string" calcext:value-type="string">
            <text:p>Curtis Harrington, film, terzo, uomo, Dallas, John Mackenzie, romanzo, Virginia Andrews, album, Tom Fogerty, Kaiser Chiefs, Musica, Letteratura, Cinema, Yours Truly, Angry Mob, inglese, persona, italiano, femminile, Rubina, personaggio, animazione, disney, Lilli, vagabondo, cucciolo, ribelle, serie, animata, Max, ricerca, Valle, Incantata, televisiva, Supernatural, vita, secondo, Jim, regno, Ga'Hoole, letteraria, franchise, Jewelpet, radiofonica, Galactic, Gumshoe, Pokémon, Adventures, manga, procedimento, giudiziario, caso, Silvio Berlusconi, carico, città, Census, Area, Yukon-Koyukuk, Alaska, Contea, Chesterfield, Carolina del Sud, Contea, Chippewa, Wisconsin </text:p>
          </table:table-cell>
          <table:table-cell table:number-columns-repeated="1020"/>
        </table:table-row>
        <table:table-row table:style-name="ro24">
          <table:table-cell office:value-type="string" calcext:value-type="string">
            <text:p>French </text:p>
          </table:table-cell>
          <table:table-cell office:value-type="string" calcext:value-type="string">
            <text:p>Ruby</text:p>
          </table:table-cell>
          <table:table-cell office:value-type="string" calcext:value-type="string">
            <text:p>Informatique, langage, programmation, applications, programme, code, langue </text:p>
          </table:table-cell>
          <table:table-cell office:value-type="string" calcext:value-type="string">
            <text:p>Patronyme, Clayton Ruby, avocat, canadien, Harry Ruby, compositeur, scénariste, américain, Jack Ruby, assassin, Lee Harvey Oswald, John Fitzgerald Kennedy, Karine Ruby, snowboardeuse, française, Lloyd Ruby, pilote, automobile, américain, Marcel Ruby, historien, homme, politique, résistant, français, Pechon de Ruby, pseudonyme, auteur, Vie, généreuse, Mercelots, Gueux, Bohémiens, Pierre Ruby, cycliste, français, Sébastien Ruby, général, brigade, Prénom, Ruby M. Ayres, écrivaine, scénariste, britannique, Ruby Braff, trompettiste, jazz, Ruby Bridges, première, enfant, afro-américaine, école, blanche, Louisiane, Ruby Dee, actrice, américaine, Ruby Dhalla, femme, canadienne, Ruby Keeler, actrice, Ruby Lafayette, américaine, Ruby Mayer, Ruby Myers, Sulochana, indienne, Ruby Wax, Ruby Rubacuori, Karima El Mahroug, prostituée, marocaine, Silvio Berlusconi, courant, origine, scandale, Rubygate, pornographique, coloriste, dessinée, Toponyme, Alaska, ville, chaîne Ruby, montagnes, Grand Bassin, nevada, Musique, groupe, Lesley Rankine, chanson, Kaiser Chiefs, Ruby Tuesday, Rolling Stones, album, duo, Sirsy, Cinéma, film, Curtis Harrington, Piper Laurie, Stuart Whitman, John Mackenzie, Danny Aiello, Sherilyn Fenn, Ruby-Spears Productions, société, production, spécialisée, animation, Supernatural, télévisée, série, personnage, Divers, annotation, Asie, pistolet, espagnol, firme, Llama, belge, arme, Première, Guerre, mondiale, Ruby Princess, navire, croisière, ruby cabernet, cépage, noirs, bateau, l'île, Saint-Jean, </text:p>
          </table:table-cell>
          <table:table-cell table:number-columns-repeated="1020"/>
        </table:table-row>
        <table:table-row table:style-name="ro25">
          <table:table-cell office:value-type="string" calcext:value-type="string">
            <text:p>Spanish</text:p>
          </table:table-cell>
          <table:table-cell office:value-type="string" calcext:value-type="string">
            <text:p>Ruby</text:p>
          </table:table-cell>
          <table:table-cell office:value-type="string" calcext:value-type="string">
            <text:p>código, programa, idioma </text:p>
          </table:table-cell>
          <table:table-cell office:value-type="string" calcext:value-type="string">
            <text:p>piedra, preciosa, chino, japonés, Localizaciones, Alaska, arizona, Carolina del Sur, Mountain, Columbia Británica, Canadá, Nevada, Mountains, Dome, Valley, Nevada, Ridge, Idaho, Canyon, Colorado-Utah, Falls, Lookout Mountain, Tennessee, Beach, Washington, Música, cantante, nombre, artístico, rumana, dance, Ana Claudia Grigore, banda, álbum, Sirsy, canción, Kaiser Chiefs, Yours Truly, Angry Mob, película, Ruby Gentry, Ray Charles, Kristin Hersh, QueenAdreena, Records, discográfica, Cine, horror, supernatural, sobre, Jack Ruby </text:p>
          </table:table-cell>
          <table:table-cell table:number-columns-repeated="1020"/>
        </table:table-row>
        <table:table-row table:style-name="ro26">
          <table:table-cell office:value-type="string" calcext:value-type="string">
            <text:p>Portoguese</text:p>
          </table:table-cell>
          <table:table-cell office:value-type="string" calcext:value-type="string">
            <text:p>Ruby</text:p>
          </table:table-cell>
          <table:table-cell office:value-type="string" calcext:value-type="string">
            <text:p>código, programa, linguagem, computadores, lingua </text:p>
          </table:table-cell>
          <table:table-cell office:value-type="string" calcext:value-type="string">
            <text:p>Pessoas, Jack Ruby, homem, matou, Lee Harvey Oswald, assassinato, presidente, americano, John F. Kennedy, cantor, pop, egípcio, atriz, pornográfica, estadunidense, Ruby Dee, Localidades, Alasca, Carolina do Sul, Rubygate, Caracteres, tipografia, ideográficas, Pokémon Ruby, jogo, vídeo, game, single, banda, Kaiser Chiefs, canção, programa, televisão, britânico, personagem, série, Supernatural </text:p>
          </table:table-cell>
          <table:table-cell table:number-columns-repeated="1020"/>
        </table:table-row>
        <table:table-row table:style-name="ro27">
          <table:table-cell office:value-type="string" calcext:value-type="string">
            <text:p>Swedish</text:p>
          </table:table-cell>
          <table:table-cell office:value-type="string" calcext:value-type="string">
            <text:p>Ruby</text:p>
          </table:table-cell>
          <table:table-cell office:value-type="string" calcext:value-type="string">
            <text:p>objektorienterat, programspråk, datorspel, kod, program, språk </text:p>
          </table:table-cell>
          <table:table-cell office:value-type="string" calcext:value-type="string">
            <text:p>typografi, kinesiska, japanska, portvin, färgteckning, hund, Cavalier King Charles Spaniel, Personer, personnamn, engelskspråkiga, vanligt, länder, sångare, egyptisk, skådespelare, Ruby Dandridge, Ruby Dee, Ruby Lin, taiwanesisk, Ruby Rose, Australian, Ruby Murray, Ruby Walsh, irländsk, jockey, Ruby Wax, komiker, Jack Ruby, Lee Harvey Oswalds, mördare, Geografi, Alaska, Yukonfloden, stad, vid, Arizona, Mountain, stratovulkan, British, Columbia, Kanada, Mountains, bergskedja, Nevada, USA, högsta, Rolling Stones, Ruby Tuesday, dome, Pokémon Ruby, musik, spel, serien </text:p>
          </table:table-cell>
          <table:table-cell table:number-columns-repeated="1020"/>
        </table:table-row>
        <table:table-row table:style-name="ro27">
          <table:table-cell office:value-type="string" calcext:value-type="string">
            <text:p>Finnish</text:p>
          </table:table-cell>
          <table:table-cell office:value-type="string" calcext:value-type="string">
            <text:p>Ruby</text:p>
          </table:table-cell>
          <table:table-cell office:value-type="string" calcext:value-type="string">
            <text:p>koodi, kieli, ohjelma</text:p>
          </table:table-cell>
          <table:table-cell table:number-columns-repeated="1021"/>
        </table:table-row>
        <table:table-row table:style-name="ro28">
          <table:table-cell office:value-type="string" calcext:value-type="string">
            <text:p>Dutch</text:p>
          </table:table-cell>
          <table:table-cell office:value-type="string" calcext:value-type="string">
            <text:p>Ruby</text:p>
          </table:table-cell>
          <table:table-cell office:value-type="string" calcext:value-type="string">
            <text:p>programmeertaal, code, taal, programma </text:p>
          </table:table-cell>
          <table:table-cell office:value-type="string" calcext:value-type="string">
            <text:p>films, plaatsen, Verenigde Staten, Alaska, South Carolina, Ruby Rubacuori, hoofdrolspeelster, Rubygate, schandaal, Italiaanse, politicus, Silvio Berlusconi, Jack Ruby, Lee Harvey Oswald, moordenaar, John F. Kennedy, doodschoot, Ruby Wax, Engelse, comédienne, automerk, Levallois-Perret, Kaiser Chiefs, single, Britse, rockband, pistool </text:p>
          </table:table-cell>
          <table:table-cell table:number-columns-repeated="1020"/>
        </table:table-row>
        <table:table-row table:style-name="ro4">
          <table:table-cell office:value-type="string" calcext:value-type="string">
            <text:p>English</text:p>
          </table:table-cell>
          <table:table-cell office:value-type="string" calcext:value-type="string">
            <text:p>Perl</text:p>
          </table:table-cell>
          <table:table-cell office:value-type="string" calcext:value-type="string">
            <text:p>computer, programming, language, code, program </text:p>
          </table:table-cell>
          <table:table-cell office:value-type="string" calcext:value-type="string">
            <text:p>People, Perl D. Decker, United States, house, Missouri, Surname, Hille Perl, Hildegard Perl, German, musician, performs, viola, gamba, lirone, Martin Lewis Perl, American, physicist, Nobel, Prize, laureate, Gisella Perl, Jewish, holocaust, survivor, author, </text:p>
          </table:table-cell>
          <table:table-cell table:number-columns-repeated="1020"/>
        </table:table-row>
        <table:table-row table:style-name="ro29">
          <table:table-cell office:value-type="string" calcext:value-type="string">
            <text:p>Deutsch</text:p>
          </table:table-cell>
          <table:table-cell office:value-type="string" calcext:value-type="string">
            <text:p>Perl</text:p>
          </table:table-cell>
          <table:table-cell office:value-type="string" calcext:value-type="string">
            <text:p>Programmiersprache, Skriptsprache, code, programm, sprache </text:p>
          </table:table-cell>
          <table:table-cell office:value-type="string" calcext:value-type="string">
            <text:p>Mosel, Gemeinde, Landkreis, Merzig-Wadern, Saarland, Schriftmaß, gegossenen, Band, Rockband, Automobilfabrik, österreichischer, Automobilhersteller, chilenischer, Pianist, Personen, August Perl, Alfredo Perl, deutscher, Sozialdemokrat, Camille Perl, luxemburgischer, Geistlicher, Theologe, Carl Johann Perl, katholischer, Musikwissenschaftler, Augustinus-Übersetzer, Curdin Perl, Schweizer, Skilangläufer, Edward Perl, US-amerikanischer, Neurowissenschaftler, Gerhard Perl, deutscher, Altphilologe, Gertrude Perl, österreichische, Politikerin, Gisella Perl, ungarisch-US-amerikanische, Gynäkologin, KZ-Häftlingsärztin, Auschwitz, Günter Perl, deutscher, Fußballschiedsrichter, Hille Perl, deutsche, Musikerin, Josef Perl, Pionier, jüdischen, Aufklärung, Galizien, Schulreformer, hebräischer, Schriftsteller, Karl Perl, österreichischer, Bildhauer, Medailleur, Lothar Perl, Pianist, Komponist, Dirigent, Martin Lewis Perl, US-amerikanischer, Physiker, Matthias Perl, Sprachwissenschaftler, lberoromanist, Olga Perl, Landschaftsmalerin, Otto Perl, Mitbegründer, Selbsthilfebundes, Körperbehinderter, Reto Perl, Schweizer, Eishockeyspieler, William R. Perl, Psychologe </text:p>
          </table:table-cell>
          <table:table-cell table:number-columns-repeated="1020"/>
        </table:table-row>
        <table:table-row table:style-name="ro29">
          <table:table-cell office:value-type="string" calcext:value-type="string">
            <text:p>Italian</text:p>
          </table:table-cell>
          <table:table-cell office:value-type="string" calcext:value-type="string">
            <text:p>Perl</text:p>
          </table:table-cell>
          <table:table-cell office:value-type="string" calcext:value-type="string">
            <text:p>codice, linguaggio, programma </text:p>
          </table:table-cell>
          <table:table-cell table:number-columns-repeated="1021"/>
        </table:table-row>
        <table:table-row table:style-name="ro21">
          <table:table-cell office:value-type="string" calcext:value-type="string">
            <text:p>French </text:p>
          </table:table-cell>
          <table:table-cell office:value-type="string" calcext:value-type="string">
            <text:p>Perl</text:p>
          </table:table-cell>
          <table:table-cell office:value-type="string" calcext:value-type="string">
            <text:p>langage, programmation, code, langue, programme </text:p>
          </table:table-cell>
          <table:table-cell office:value-type="string" calcext:value-type="string">
            <text:p>Commune, allemande, Sarre, limitrophe, France, marque, optique, Patronymes, Camille Perl, luxembourgeois, secrétaire, commission, pontificale, Ecclesia Dei, Hille Perl, gambiste, allemande, Simone Perl, résistante, française, fille, d'Alfred Dreyfus </text:p>
          </table:table-cell>
          <table:table-cell table:number-columns-repeated="1020"/>
        </table:table-row>
        <table:table-row table:style-name="ro1">
          <table:table-cell office:value-type="string" calcext:value-type="string">
            <text:p>Spanish</text:p>
          </table:table-cell>
          <table:table-cell office:value-type="string" calcext:value-type="string">
            <text:p>Perl</text:p>
          </table:table-cell>
          <table:table-cell office:value-type="string" calcext:value-type="string">
            <text:p>Lenguaje, programación, código, Larry Wall, programa, scripts, Archive, Network, código, programa, idioma </text:p>
          </table:table-cell>
          <table:table-cell office:value-type="string" calcext:value-type="string">
            <text:p>Reglas, Módulo de Perl, mecanismo, bibliotecas, Alfredo Perl, perla, Pianista, Chile, Gisella Perl, ginecóloga, judía, Martin Lewis Perl, físico, estadounidense </text:p>
          </table:table-cell>
          <table:table-cell table:number-columns-repeated="1020"/>
        </table:table-row>
        <table:table-row table:style-name="ro6">
          <table:table-cell office:value-type="string" calcext:value-type="string">
            <text:p>Portoguese</text:p>
          </table:table-cell>
          <table:table-cell office:value-type="string" calcext:value-type="string">
            <text:p>Perl</text:p>
          </table:table-cell>
          <table:table-cell office:value-type="string" calcext:value-type="string">
            <text:p>Linguagem, programação, código, programa, língua </text:p>
          </table:table-cell>
          <table:table-cell office:value-type="string" calcext:value-type="string">
            <text:p>Sarre, Município, alemão </text:p>
          </table:table-cell>
          <table:table-cell table:number-columns-repeated="1020"/>
        </table:table-row>
        <table:table-row table:style-name="ro6">
          <table:table-cell office:value-type="string" calcext:value-type="string">
            <text:p>Swedish</text:p>
          </table:table-cell>
          <table:table-cell office:value-type="string" calcext:value-type="string">
            <text:p>Perl</text:p>
          </table:table-cell>
          <table:table-cell office:value-type="string" calcext:value-type="string">
            <text:p>kod, program, språk </text:p>
          </table:table-cell>
          <table:table-cell table:number-columns-repeated="1021"/>
        </table:table-row>
        <table:table-row table:style-name="ro6">
          <table:table-cell office:value-type="string" calcext:value-type="string">
            <text:p>Finnish</text:p>
          </table:table-cell>
          <table:table-cell office:value-type="string" calcext:value-type="string">
            <text:p>Perl</text:p>
          </table:table-cell>
          <table:table-cell office:value-type="string" calcext:value-type="string">
            <text:p>koodi, kieli, ohjelma</text:p>
          </table:table-cell>
          <table:table-cell table:number-columns-repeated="1021"/>
        </table:table-row>
        <table:table-row table:style-name="ro6">
          <table:table-cell office:value-type="string" calcext:value-type="string">
            <text:p>Dutch</text:p>
          </table:table-cell>
          <table:table-cell office:value-type="string" calcext:value-type="string">
            <text:p>Perl</text:p>
          </table:table-cell>
          <table:table-cell office:value-type="string" calcext:value-type="string">
            <text:p>programmeertaal, code, taal, programma </text:p>
          </table:table-cell>
          <table:table-cell office:value-type="string" calcext:value-type="string">
            <text:p>Saarland, gemeente, het Duitse, Luxemburgs. Luxemburg, plaats, Perlé </text:p>
          </table:table-cell>
          <table:table-cell table:number-columns-repeated="1020"/>
        </table:table-row>
        <table:table-row table:style-name="ro6">
          <table:table-cell office:value-type="string" calcext:value-type="string">
            <text:p>English</text:p>
          </table:table-cell>
          <table:table-cell office:value-type="string" calcext:value-type="string">
            <text:p>Fortran</text:p>
          </table:table-cell>
          <table:table-cell office:value-type="string" calcext:value-type="string">
            <text:p>program, code, language </text:p>
          </table:table-cell>
          <table:table-cell table:number-columns-repeated="1021"/>
        </table:table-row>
        <table:table-row table:style-name="ro6">
          <table:table-cell office:value-type="string" calcext:value-type="string">
            <text:p>Deutsch</text:p>
          </table:table-cell>
          <table:table-cell office:value-type="string" calcext:value-type="string">
            <text:p>Fortran</text:p>
          </table:table-cell>
          <table:table-cell office:value-type="string" calcext:value-type="string">
            <text:p>code, programm, sprache </text:p>
          </table:table-cell>
          <table:table-cell table:number-columns-repeated="1021"/>
        </table:table-row>
        <table:table-row table:style-name="ro6">
          <table:table-cell office:value-type="string" calcext:value-type="string">
            <text:p>Italian</text:p>
          </table:table-cell>
          <table:table-cell office:value-type="string" calcext:value-type="string">
            <text:p>Fortran</text:p>
          </table:table-cell>
          <table:table-cell office:value-type="string" calcext:value-type="string">
            <text:p>linguaggio, codice, programma </text:p>
          </table:table-cell>
          <table:table-cell table:number-columns-repeated="1021"/>
        </table:table-row>
        <table:table-row table:style-name="ro6">
          <table:table-cell office:value-type="string" calcext:value-type="string">
            <text:p>French </text:p>
          </table:table-cell>
          <table:table-cell office:value-type="string" calcext:value-type="string">
            <text:p>Fortran</text:p>
          </table:table-cell>
          <table:table-cell office:value-type="string" calcext:value-type="string">
            <text:p>code, langue, programme </text:p>
          </table:table-cell>
          <table:table-cell table:number-columns-repeated="1021"/>
        </table:table-row>
        <table:table-row table:style-name="ro6">
          <table:table-cell office:value-type="string" calcext:value-type="string">
            <text:p>Spanish</text:p>
          </table:table-cell>
          <table:table-cell office:value-type="string" calcext:value-type="string">
            <text:p>Fortran</text:p>
          </table:table-cell>
          <table:table-cell office:value-type="string" calcext:value-type="string">
            <text:p>código, programa, idioma </text:p>
          </table:table-cell>
          <table:table-cell table:number-columns-repeated="1021"/>
        </table:table-row>
        <table:table-row table:style-name="ro6">
          <table:table-cell office:value-type="string" calcext:value-type="string">
            <text:p>Portoguese</text:p>
          </table:table-cell>
          <table:table-cell office:value-type="string" calcext:value-type="string">
            <text:p>Fortran</text:p>
          </table:table-cell>
          <table:table-cell office:value-type="string" calcext:value-type="string">
            <text:p>código, programa, língua </text:p>
          </table:table-cell>
          <table:table-cell table:number-columns-repeated="1021"/>
        </table:table-row>
        <table:table-row table:style-name="ro6">
          <table:table-cell office:value-type="string" calcext:value-type="string">
            <text:p>Swedish</text:p>
          </table:table-cell>
          <table:table-cell office:value-type="string" calcext:value-type="string">
            <text:p>Fortran</text:p>
          </table:table-cell>
          <table:table-cell office:value-type="string" calcext:value-type="string">
            <text:p>kod, program, språk </text:p>
          </table:table-cell>
          <table:table-cell table:number-columns-repeated="1021"/>
        </table:table-row>
        <table:table-row table:style-name="ro6">
          <table:table-cell office:value-type="string" calcext:value-type="string">
            <text:p>Finnish</text:p>
          </table:table-cell>
          <table:table-cell office:value-type="string" calcext:value-type="string">
            <text:p>Fortran</text:p>
          </table:table-cell>
          <table:table-cell office:value-type="string" calcext:value-type="string">
            <text:p>koodi, kieli, ohjelma </text:p>
          </table:table-cell>
          <table:table-cell table:number-columns-repeated="1021"/>
        </table:table-row>
        <table:table-row table:style-name="ro6">
          <table:table-cell office:value-type="string" calcext:value-type="string">
            <text:p>Dutch</text:p>
          </table:table-cell>
          <table:table-cell office:value-type="string" calcext:value-type="string">
            <text:p>Fortran</text:p>
          </table:table-cell>
          <table:table-cell office:value-type="string" calcext:value-type="string">
            <text:p>programmeertaal, code, taal, programma </text:p>
          </table:table-cell>
          <table:table-cell table:number-columns-repeated="1021"/>
        </table:table-row>
        <table:table-row table:style-name="ro6" table:number-rows-repeated="1048485">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Courier New', 'DejaVu Sans Mono', 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1">00/00/0000</text:date>, <text:time style:data-style-name="N2" text:time-value="22:58:15.31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9T14:43:26.027000000</meta:creation-date>
    <dc:date>2015-06-01T03:07:15.396000000</dc:date>
    <meta:editing-duration>PT1H49M50S</meta:editing-duration>
    <meta:editing-cycles>16</meta:editing-cycles>
    <meta:generator>LibreOffice/4.3.4.1$Windows_x86 LibreOffice_project/bc356b2f991740509f321d70e4512a6a54c5f243</meta:generator>
    <meta:document-statistic meta:table-count="1" meta:cell-count="321" meta:object-count="0"/>
  </office:meta>
</office:document-meta>
</file>